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40386</text:span></text:p>
      <text:p text:style-name="P6"/>
      <text:p text:style-name="Standard"><text:span text:style-name="T4">שם העסק/מבנה</text:span><text:span text:style-name="T3"> <text:s text:c="2"/></text:span><text:span text:style-name="T1"><text:s/>קניון שער ראשון ואגד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גולדה מאיר 1</text:span></text:p>
      <text:p text:style-name="P7"/>
      <text:p text:style-name="Standard"><text:span text:style-name="T4">טלפון</text:span><text:span text:style-name="T1"> <text:s text:c="20"/></text:span><text:span text:style-name="T4">9523010, 9535530/10</text:span></text:p>
      <text:p text:style-name="P7"/>
      <text:p text:style-name="Standard"><text:span text:style-name="T4">המפתחות נמצאים</text:span><text:span text:style-name="T1"> <text:s/></text:span></text:p>
      <text:p text:style-name="P3"/>
      <text:p text:style-name="Standard"><text:span text:style-name="T4">מיקום מפסק זרם ראשי</text:span><text:span text:style-name="T1"> <text:s text:c="2"/>בפנל פיקוד כבאים בכניסה מצד מע' קח' גולדה מאיר בנק לאומי</text:span></text:p>
      <text:p text:style-name="Standard"><text:span text:style-name="T1"><text:s text:c="46"/>חדר חשמל ראשי בחניון תת קרקעי</text:span></text:p>
      <text:p text:style-name="P3"/>
      <text:p text:style-name="Standard"><text:span text:style-name="T4">גנרטור: </text:span><text:span text:style-name="T1">קיים</text:span></text:p>
      <text:p text:style-name="Standard"><text:span text:style-name="T4">מיקום ברזי כיבוי עיקריים "3</text:span><text:span text:style-name="T1"> <text:s/>בצד דר' מע' של מהבנה ליד מסלול כניסה רכבים לחניון</text:span></text:p>
      <text:p text:style-name="Standard"><text:span text:style-name="T1"><text:s text:c="52"/>במרתף ליד שער כניסה ראשי לקניון ליד רציף 8,20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פרי אטיאס </text:span></text:p>
          </table:table-cell>
          <table:table-cell table:style-name="Table2.A1" office:value-type="string">
            <text:p text:style-name="Standard"><text:span text:style-name="T1">מנכ"ל הקניון</text:span></text:p>
          </table:table-cell>
          <table:table-cell table:style-name="Table2.A1" office:value-type="string">
            <text:p text:style-name="Standard"><text:span text:style-name="T1">073-2333900</text:span></text:p>
          </table:table-cell>
          <table:table-cell table:style-name="Table2.A1" office:value-type="string">
            <text:p text:style-name="Standard"><text:span text:style-name="T1">052-2347320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מיכאל שישקוב</text:span></text:p>
          </table:table-cell>
          <table:table-cell table:style-name="Table2.A1" office:value-type="string">
            <text:p text:style-name="Standard"><text:span text:style-name="T1">קב"ט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4-624781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אלכס זיגמנט </text:span></text:p>
          </table:table-cell>
          <table:table-cell table:style-name="Table2.A1" office:value-type="string">
            <text:p text:style-name="Standard"><text:span text:style-name="T1">אחזקה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4-6766878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"אגד" עופר </text:span></text:p>
          </table:table-cell>
          <table:table-cell table:style-name="Table2.A1" office:value-type="string">
            <text:p text:style-name="Standard"><text:span text:style-name="T1">מנהל תחנה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0-7500320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"אגד" זעירא</text:span></text:p>
          </table:table-cell>
          <table:table-cell table:style-name="Table2.A1" office:value-type="string">
            <text:p text:style-name="Standard"><text:span text:style-name="T1">ממונה בטיחות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0-8510970</text:span></text:p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גפ"מ מצוברים תת קרקעיים למסעדות ומספרת סרגנה, מכבסה לילי, כולל מטבח אגד ממוקמים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ליד שער כניסה מע' של האוטובוסים. חדר טרפו מ"ג ליד חדר חשמל ראשי במרתף -1 .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מיכלי סולר תת קרקעי לתדלוק אוטובוסים בחלק צפ' מז'. צמוד למוסך מכלי שמן. חדר טרפו 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נפרד עילי עובר אגד ושופרסל נמצא ליד מסלול יציאה מחניון תת קרקעי לרכבים.</text:span></text:p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לוח פנל פיקוד כבאים בכניסה מצד מע' רח' גולדה מאיר ליד בנק לאומי: חדר בקרה נמצא בחניון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-1 בו לוח פיקוד לספרינקלרים, גלאים מחשב למשאבות כיבוי אש . חדר גנרטור בקומה חניון -1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במע' מיזוג אויר אין מדפים. בחלל מרכזי יש תקרה סקיי לייט בה חלונות אוט' לשחרור עשן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גנרטור של שופרסל בגג המבנה, גנרטור נפרד לאגד נמצא במחסן. ברזי הסנקה למתזים ליד כניסה אחורית לשופרסל, ובחזית מע' ליד שעון מים.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2</meta:editing-cycles>
    <meta:print-date>2012-01-05T12:00:00</meta:print-date>
    <meta:creation-date>2014-03-30T13:59:00</meta:creation-date>
    <dc:date>2014-03-30T13:59:00</dc:date>
    <meta:editing-duration>P0D</meta:editing-duration>
    <meta:generator>OpenOffice/4.0.1$Win32 OpenOffice.org_project/401m5$Build-9714</meta:generator>
    <meta:document-statistic meta:table-count="6" meta:image-count="0" meta:object-count="0" meta:page-count="2" meta:paragraph-count="66" meta:word-count="328" meta:character-count="21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